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style:text-properties style:font-name="Times" fo:font-size="44.0pt"/>
    </style:style>
    <style:style style:name="P2" style:family="paragraph" style:parent-style-name="Standard">
      <style:text-properties style:font-name="Times" fo:font-size="12.0pt"/>
    </style:style>
    <style:style style:name="P3"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4"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style>
    <text:list-style style:name="L2">
      <text:list-level-style-number text:level="1" style:num-suffix="." style:num-format="i">
        <style:list-level-properties text:space-before="0.25in" text:min-label-width="0.25in"/>
      </text:list-level-style-number>
      <text:list-level-style-number text:level="2" style:num-suffix="." style:num-format="i">
        <style:list-level-properties text:space-before="0.50in" text:min-label-width="0.25in"/>
      </text:list-level-style-number>
    </text:list-style>
  </office:automatic-styles>
  <office:body>
    <office:text>
      <text:p text:style-name="P1">ASSIGNMENT 5</text:p>
      <text:p text:style-name="P1">CPSC 1280</text:p>
      <text:p text:style-name="P1">DR. BAGHERI</text:p>
      <text:p text:style-name="P1">JUNE 18, 2014</text:p>
      <text:p text:style-name="P1"/>
      <text:p text:style-name="P1"/>
      <text:p text:style-name="P1">RYAN WOODWARD</text:p>
      <text:p text:style-name="P1">100201137</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3.16</text:span></text:p>
      <text:p text:style-name="P2"><text:span text:style-name="T1"/></text:p>
      <text:p text:style-name="P2">If you have a directory structure $HOME/a/a/b/c, with the first a directory empty, and you wish to delete it. In order to move the lower directories up you could issue the following commands, which are structured assuming you are in the HOME directory</text:p>
      <text:p text:style-name="P2"><text:span text:style-name="T1"/></text:p>
      <text:p text:style-name="P2">cp -R a/a . ; rm -r a/a</text:p>
      <text:p text:style-name="P2"><text:span text:style-name="T1"/></text:p>
      <text:p text:style-name="P2"><text:span text:style-name="T1">3.21</text:span></text:p>
      <text:p text:style-name="P2"><text:span text:style-name="T1"/></text:p>
      <text:p text:style-name="P2">These files can be grouped into either regular files or special files. The special files would contain directories, links, sockets, device files, or pipes.</text:p>
      <text:p text:style-name="P2"><text:span text:style-name="T1"/></text:p>
      <text:p text:style-name="P2"><text:span text:style-name="T1">3.22</text:span></text:p>
      <text:p text:style-name="P2"/>
      <text:p text:style-name="P2">DOS and UNIX text files differ in how the end of line is signified. In DOS the end of line is signified by two characters, CR(\r) and LF(\n). Whereas UNIX only uses LF to signify the end of line. The two utilities that convert between these two formats are dos2unix and unix2dos</text:p>
      <text:p text:style-name="P2"/>
      <text:p text:style-name="P2"><text:span text:style-name="T1">3.28</text:span></text:p>
      <text:p text:style-name="P2"><text:span text:style-name="T1"/></text:p>
      <text:p text:style-name="P2">The recursive behaviour of a command means that the command will travel to the lowest destination in a directory and then begin performing the command on that file. If the command is issued on a directory, then the recursive behaviour will travel to the bottom of the directory tree, execute the command and work it's way back up the directory tree executing the command on every file until it reaches the original destination. Four commands that can be issued recursively are</text:p>
      <text:list text:style-name="L1">
        <text:list-item>
          <text:p text:style-name="P3">ls -r</text:p>
        </text:list-item>
        <text:list-item>
          <text:p text:style-name="P3">rm -r</text:p>
        </text:list-item>
        <text:list-item>
          <text:p text:style-name="P3">cp -r directory1 directory2</text:p>
        </text:list-item>
        <text:list-item>
          <text:p text:style-name="P3">chmod -R</text:p>
        </text:list-item>
      </text:list>
      <text:p text:style-name="P2"><text:span text:style-name="T1"/></text:p>
      <text:p text:style-name="P2"><text:span text:style-name="T1">4.2</text:span></text:p>
      <text:p text:style-name="P2"/>
      <text:p text:style-name="P2">The owner of a file must always belong to the same group as the group owner of a file. If you wish to move the file to another group, then you must be the owner of the file, as well as a member of the group that you wish to move it to.</text:p>
      <text:p text:style-name="P2"/>
      <text:p text:style-name="P2"><text:span text:style-name="T1">4.4</text:span></text:p>
      <text:p text:style-name="P2"><text:span text:style-name="T1"/></text:p>
      <text:p text:style-name="P2">Create a file foo</text:p>
      <text:p text:style-name="P2"/>
      <text:p text:style-name="P2"/>
      <text:p text:style-name="P2">In order to assign permissions to the owner and remove all permissions from others using relative assignment you would use the command</text:p>
      <text:p text:style-name="P2"/>
      <text:p text:style-name="P2">chmod u+rwx,go-rwx foo</text:p>
      <text:p text:style-name="P2"/>
      <text:p text:style-name="P2">in order to assign permissions to the owner and remove all permissions from others using absolute assignment you would use the command</text:p>
      <text:p text:style-name="P2">chmod 700 foo</text:p>
      <text:p text:style-name="P2"/>
      <text:p text:style-name="P2">You do not need to make any assumptions about foo's default permissions.</text:p>
      <text:p text:style-name="P2"/>
      <text:p text:style-name="P2"><text:span text:style-name="T1">4.7</text:span></text:p>
      <text:p text:style-name="P2"><text:span text:style-name="T1"/></text:p>
      <text:p text:style-name="P2">Assuming a file's current permissions are rw-r-xr--, in order to change to</text:p>
      <text:list text:style-name="L2">
        <text:list-item>
          <text:p text:style-name="P3">rwxrwxrwx</text:p>
          <text:list>
            <text:list-item>
              <text:p text:style-name="P4">chmod a+rwx file(relative)</text:p>
            </text:list-item>
            <text:list-item>
              <text:p text:style-name="P4">chmod 777 file (absolute)</text:p>
            </text:list-item>
          </text:list>
        </text:list-item>
        <text:list-item>
          <text:p text:style-name="P3">r—r-----</text:p>
          <text:list>
            <text:list-item>
              <text:p text:style-name="P4">chmod u-w,g-x,o-r file (relative)</text:p>
            </text:list-item>
            <text:list-item>
              <text:p text:style-name="P4">chmod 440 file (absolute)</text:p>
            </text:list-item>
          </text:list>
        </text:list-item>
        <text:list-item>
          <text:p text:style-name="P3">---r--r--</text:p>
          <text:list>
            <text:list-item>
              <text:p text:style-name="P4">chmod u-rw,g-x file (relative)</text:p>
            </text:list-item>
            <text:list-item>
              <text:p text:style-name="P4">chmod 044 (absolute)</text:p>
            </text:list-item>
          </text:list>
        </text:list-item>
        <text:list-item>
          <text:p text:style-name="P3"><text:s/>---------</text:p>
          <text:list>
            <text:list-item>
              <text:p text:style-name="P4">chmod a-rwx file (relative)</text:p>
            </text:list-item>
            <text:list-item>
              <text:p text:style-name="P4">chmod 000 file (absolute)</text:p>
            </text:list-item>
          </text:list>
        </text:list-item>
      </text:list>
      <text:p text:style-name="P2"><text:span text:style-name="T1"/></text:p>
      <text:p text:style-name="P2"><text:span text:style-name="T1">4.8</text:span></text:p>
      <text:p text:style-name="P2"><text:span text:style-name="T1"/></text:p>
      <text:p text:style-name="P2">After using the command chmod -w .</text:p>
      <text:p text:style-name="P2">I am unable to create or remove a file, since the command removed my write permissions for the current directory. This command is not the same as chmod a-w foo. As this command will remove all the write permissions for the file foo, not for the directory we are currently in.</text:p>
      <text:p text:style-name="P2"><text:span text:style-name="T1"/></text:p>
      <text:p text:style-name="P2"><text:span text:style-name="T1">4.9</text:span></text:p>
      <text:p text:style-name="P2"><text:span text:style-name="T1"/></text:p>
      <text:p text:style-name="P2">Since you are unable to copy the file across you may not have execute permissions on a directory on the way to copying the user's file that you need. In order to get this file you would need to have the execute permission enable on the particular directory that you are traversing.</text:p>
      <text:p text:style-name="P2"><text:span text:style-name="T1"/></text:p>
      <text:p text:style-name="P2"><text:span text:style-name="T1">4.10</text:span></text:p>
      <text:p text:style-name="P2"><text:span text:style-name="T1"/></text:p>
      <text:p text:style-name="P2">In order to ensure that no one can see the names of the files that you have, you can simply remove the read permission for the directory containing those files.</text:p>
      <text:p text:style-name="P2"/>
      <text:p text:style-name="P2"><text:span text:style-name="T1">4.14</text:span></text:p>
      <text:p text:style-name="P2"><text:span text:style-name="T1"/></text:p>
      <text:p text:style-name="P2">If the umask shows 000, the security viewpoint is that the file's permissions are completely open (666) for a regular file or (777) for a directory.</text:p>
      <text:p text:style-name="P2"/>
      <text:p text:style-name="P2">If the umask shows 002, the security viewpoint for regular file's look like rwxrwxr-x, which means that the write permission for the file is turned off for others (people not the user, or a member of the group that the file resides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meta:generator>
    <meta:initial-creator>Ryan </meta:initial-creator>
  </office:meta>
</office:document-meta>
</file>